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1D000000228B97E233758CB6BB.png" manifest:media-type="image/png"/>
  <manifest:file-entry manifest:full-path="Pictures/10000201000000040000000C6BC588EC0E23FD74.png" manifest:media-type="image/png"/>
  <manifest:file-entry manifest:full-path="Pictures/10000201000000210000002571AE2DCBADB62DFA.png" manifest:media-type="image/png"/>
  <manifest:file-entry manifest:full-path="Pictures/10000201000000260000002C8D5411FC16896266.png" manifest:media-type="image/png"/>
  <manifest:file-entry manifest:full-path="Pictures/100002010000001D00000023B007F7F624471A6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021cm" svg:height="1.233cm" svg:x="4.497cm" svg:y="0.58cm">
          <draw:image xlink:href="Pictures/100002010000001D00000023B007F7F624471A69.png" xlink:type="simple" xlink:show="embed" xlink:actuate="onLoad" draw:mime-type="image/png">
            <text:p/>
          </draw:image>
        </draw:frame>
        <draw:frame draw:style-name="gr1" draw:text-style-name="P1" draw:layer="layout" svg:width="1.339cm" svg:height="1.551cm" svg:x="0.138cm" svg:y="0.221cm">
          <draw:image xlink:href="Pictures/10000201000000260000002C8D5411FC16896266.png" xlink:type="simple" xlink:show="embed" xlink:actuate="onLoad" draw:mime-type="image/png">
            <text:p/>
          </draw:image>
        </draw:frame>
        <draw:frame draw:style-name="gr1" draw:text-style-name="P1" draw:layer="layout" svg:width="1.163cm" svg:height="1.304cm" svg:x="1.726cm" svg:y="0.545cm">
          <draw:image xlink:href="Pictures/10000201000000210000002571AE2DCBADB62DFA.png" xlink:type="simple" xlink:show="embed" xlink:actuate="onLoad" draw:mime-type="image/png">
            <text:p/>
          </draw:image>
        </draw:frame>
        <draw:frame draw:style-name="gr1" draw:text-style-name="P1" draw:layer="layout" svg:width="0.14cm" svg:height="0.422cm" svg:x="2.557cm" svg:y="1.344cm">
          <draw:image xlink:href="Pictures/10000201000000040000000C6BC588EC0E23FD74.png" xlink:type="simple" xlink:show="embed" xlink:actuate="onLoad" draw:mime-type="image/png">
            <text:p/>
          </draw:image>
        </draw:frame>
        <draw:frame draw:style-name="gr2" draw:text-style-name="P2" draw:layer="layout" svg:width="1.021cm" svg:height="1.198cm" svg:x="3.197cm" svg:y="0.598cm">
          <draw:image xlink:href="Pictures/100002010000001D000000228B97E233758CB6B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7cm" fo:page-height="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01-17T20:05:09.762671835</meta:creation-date>
    <dc:date>2023-01-17T22:07:51.249710726</dc:date>
    <meta:editing-duration>PT1H41M7S</meta:editing-duration>
    <meta:editing-cycles>3</meta:editing-cycles>
    <meta:generator>LibreOffice/7.1.5.2$MacOSX_X86_64 LibreOffice_project/85f04e9f809797b8199d13c421bd8a2b025d52b5</meta:generator>
    <meta:document-statistic meta:object-count="5"/>
  </office:meta>
</office:document-meta>
</file>